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,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,7</text:p>
          </table:table-cell>
          <table:table-cell office:value-type="float" office:value="41.924999999999997" table:formula="of:=[.H12]/4" table:style-name="ce1">
            <text:p>41,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5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407" table:formula="of:=SUM([.D5:.D28])" table:style-name="ce1">
            <text:p>407</text:p>
          </table:table-cell>
          <table:table-cell office:value-type="float" office:value="338.4" table:formula="of:=SUM([.E5:.E28])" table:style-name="ce1">
            <text:p>338,4</text:p>
          </table:table-cell>
          <table:table-cell office:value-type="float" office:value="338" table:formula="of:=SUM([.F5:.F28])" table:style-name="ce1">
            <text:p>338</text:p>
          </table:table-cell>
          <table:table-cell office:value-type="float" office:value="227" table:formula="of:=SUM([.G5:.G28])" table:style-name="ce1">
            <text:p>227</text:p>
          </table:table-cell>
          <table:table-cell office:value-type="float" office:value="1310.4000000000001" table:formula="of:=SUM([.H5:.H28])" table:style-name="ce5">
            <text:p>1310,4</text:p>
          </table:table-cell>
          <table:table-cell office:value-type="float" office:value="327.60000000000002" table:formula="of:=[.H30]/4" table:style-name="ce1">
            <text:p>327,6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79.399999999999977" table:formula="of:=[.D30]-[.$I$30]" table:style-name="ce1">
            <text:p>79,4</text:p>
          </table:table-cell>
          <table:table-cell office:value-type="float" office:value="10.799999999999955" table:formula="of:=[.E30]-[.$I$30]" table:style-name="ce1">
            <text:p>10,8</text:p>
          </table:table-cell>
          <table:table-cell office:value-type="float" office:value="10.399999999999977" table:formula="of:=[.F30]-[.$I$30]" table:style-name="ce1">
            <text:p>10,4</text:p>
          </table:table-cell>
          <table:table-cell office:value-type="float" office:value="-100.60000000000002" table:formula="of:=[.G30]-[.$I$30]" table:style-name="ce1">
            <text:p>-100,6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63.80000000000001" table:formula="of:=[.H30]/COUNTIF([.H5:.H28];&quot;&gt;0&quot;)" table:style-name="ce1">
            <text:p>163,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0.950000000000003" table:formula="of:=[.E34]/4" table:style-name="ce7">
            <text:p>40,95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Nicolaj Vinkel Christensen</dc:creator>
    <meta:creation-date>2017-02-13T11:37:40Z</meta:creation-date>
    <dc:date>2017-03-28T10:31:17Z</dc:date>
    <meta:editing-cycles>3</meta:editing-cycles>
    <meta:editing-duration>PT157S</meta:editing-duration>
  </office:meta>
</office:document-meta>
</file>